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cm" svg:stroke-color="#d6a814" draw:marker-start="" draw:marker-start-width="0.318cm" draw:marker-start-center="false" draw:marker-end="" draw:marker-end-width="0.318cm" draw:marker-end-center="false" draw:fill="solid" draw:fill-color="#99ccff" draw:textarea-horizontal-align="center" draw:textarea-vertical-align="middle" fo:padding-top="0.018cm" fo:padding-bottom="0.018cm" fo:padding-left="0.018cm" fo:padding-right="0.018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3cm" svg:stroke-color="#d34d92" draw:marker-start="" draw:marker-start-width="0.316cm" draw:marker-start-center="false" draw:marker-end="" draw:marker-end-width="0.316cm" draw:marker-end-center="false" draw:fill="solid" draw:fill-color="#99cc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3cm" svg:stroke-color="#75ab24" draw:marker-start="" draw:marker-start-width="0.316cm" draw:marker-start-center="false" draw:marker-end="" draw:marker-end-width="0.316cm" draw:marker-end-center="false" draw:fill="solid" draw:fill-color="#99cc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3cm" svg:stroke-color="#912323" draw:marker-start="" draw:marker-start-width="0.316cm" draw:marker-start-center="false" draw:marker-end="" draw:marker-end-width="0.316cm" draw:marker-end-center="false" draw:fill="solid" draw:fill-color="#99cc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3cm" svg:stroke-color="#000080" draw:marker-start="" draw:marker-start-width="0.316cm" draw:marker-start-center="false" draw:marker-end="" draw:marker-end-width="0.316cm" draw:marker-end-center="false" draw:fill="solid" draw:fill-color="#99cc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3cm" svg:stroke-color="#01a6e0" draw:marker-start="" draw:marker-start-width="0.316cm" draw:marker-start-center="false" draw:marker-end="" draw:marker-end-width="0.316cm" draw:marker-end-center="false" draw:fill="solid" draw:fill-color="#99cc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3cm" svg:stroke-color="#ec9804" draw:marker-start="" draw:marker-start-width="0.316cm" draw:marker-start-center="false" draw:marker-end="" draw:marker-end-width="0.316cm" draw:marker-end-center="false" draw:fill="solid" draw:fill-color="#99cc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3cm" svg:stroke-color="#008080" draw:marker-start="" draw:marker-start-width="0.316cm" draw:marker-start-center="false" draw:marker-end="" draw:marker-end-width="0.316cm" draw:marker-end-center="false" draw:fill="solid" draw:fill-color="#99cc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.03cm" svg:stroke-color="#008000" draw:marker-start="" draw:marker-start-width="0.316cm" draw:marker-start-center="false" draw:marker-end="" draw:marker-end-width="0.316cm" draw:marker-end-center="false" draw:fill="solid" draw:fill-color="#99cc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.03cm" svg:stroke-color="#3333cc" draw:marker-start="" draw:marker-start-width="0.316cm" draw:marker-start-center="false" draw:marker-end="" draw:marker-end-width="0.316cm" draw:marker-end-center="false" draw:fill="solid" draw:fill-color="#99cc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/>
    </style:style>
    <style:style style:name="gr12" style:family="graphic" style:parent-style-name="standard">
      <style:graphic-properties draw:stroke="none" svg:stroke-width="0.03cm" svg:stroke-color="#d6a814" draw:marker-start="" draw:marker-start-width="0.346cm" draw:marker-start-center="false" draw:marker-end="" draw:marker-end-width="0.346cm" draw:marker-end-center="false" draw:fill="none" draw:fill-color="#ffffff" draw:auto-grow-height="false" draw:auto-grow-width="fals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83c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65cm" fo:padding-top="0cm" fo:padding-bottom="0cm" fo:padding-left="0cm" fo:padding-right="0cm" draw:shadow="hidden" draw:shadow-offset-x="0.3cm" draw:shadow-offset-y="0.3cm" draw:shadow-color="#808080"/>
    </style:style>
    <style:style style:name="gr1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45cm" fo:padding-top="0cm" fo:padding-bottom="0cm" fo:padding-left="0cm" fo:padding-right="0cm" draw:shadow="hidden" draw:shadow-offset-x="0.3cm" draw:shadow-offset-y="0.3cm" draw:shadow-color="#808080"/>
    </style:style>
    <style:style style:name="gr16" style:family="graphic" style:parent-style-name="standard">
      <style:graphic-properties draw:stroke="solid" svg:stroke-width="0.019cm" svg:stroke-color="#000000" draw:marker-start="" draw:marker-start-width="0.229cm" draw:marker-start-center="false" draw:marker-end="Extrémité_20_de_20_ligne_20_1" draw:marker-end-width="0.13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7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3333cc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MS Gothic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8000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MS Gothic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912323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MS Gothic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1a6e0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MS Gothic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ec9804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MS Gothic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8080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MS Gothic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75ab24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MS Gothic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80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MS Gothic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d6a814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MS Gothic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d34d92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MS Gothic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P1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2" style:family="text">
      <style:text-properties fo:color="#3333cc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MS Gothic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T3" style:family="text">
      <style:text-properties fo:color="#008000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MS Gothic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T4" style:family="text">
      <style:text-properties fo:color="#912323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MS Gothic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T5" style:family="text">
      <style:text-properties fo:color="#01a6e0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MS Gothic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T6" style:family="text">
      <style:text-properties fo:color="#ec9804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MS Gothic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T7" style:family="text">
      <style:text-properties fo:color="#008080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MS Gothic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T8" style:family="text">
      <style:text-properties fo:color="#75ab24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MS Gothic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T9" style:family="text">
      <style:text-properties fo:color="#000080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MS Gothic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T10" style:family="text">
      <style:text-properties fo:color="#d6a814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MS Gothic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T11" style:family="text">
      <style:text-properties fo:color="#d34d92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MS Gothic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0.802cm" svg:height="0.803cm" draw:transform="rotate (0.322362312843353) translate (13.426cm 16.379cm)" draw:kind="arc" draw:start-angle="-232.96" draw:end-angle="-160.75">
            <text:p/>
          </draw:ellipse>
          <draw:ellipse draw:style-name="gr2" draw:text-style-name="P1" draw:layer="layout" svg:width="0.503cm" svg:height="0.514cm" draw:transform="skewX (0.0408407044966674) rotate (0.550127780228613) translate (11.593cm 15.201cm)" draw:kind="arc" draw:start-angle="-139.71" draw:end-angle="-52.96">
            <text:p/>
          </draw:ellipse>
          <draw:ellipse draw:style-name="gr3" draw:text-style-name="P1" draw:layer="layout" svg:width="0.743cm" svg:height="0.669cm" draw:transform="skewX (0.00593411945678073) rotate (0.278903614468694) translate (11.563cm 15.134cm)" draw:kind="arc" draw:start-angle="-279.56" draw:end-angle="-139.71">
            <text:p/>
          </draw:ellipse>
          <draw:circle draw:style-name="gr4" draw:text-style-name="P1" draw:layer="layout" svg:width="0.625cm" svg:height="0.625cm" draw:transform="skewX (0.00488692190558418) rotate (0.325329372571743) translate (11.366cm 13.566cm)" draw:kind="arc" draw:start-angle="-214.65" draw:end-angle="-99.56">
            <text:p/>
          </draw:circle>
          <draw:circle draw:style-name="gr5" draw:text-style-name="P1" draw:layer="layout" svg:width="0.777cm" svg:height="0.777cm" draw:transform="skewX (-0.00261799387799147) rotate (0.321664181142555) translate (11.018cm 15.87cm)" draw:kind="arc" draw:start-angle="-228.77" draw:end-angle="-82.87">
            <text:p/>
          </draw:circle>
          <draw:ellipse draw:style-name="gr6" draw:text-style-name="P1" draw:layer="layout" svg:width="0.715cm" svg:height="0.712cm" draw:transform="skewX (-0.00418879020478645) rotate (0.321664181142555) translate (11.309cm 13.538cm)" draw:kind="arc" draw:start-angle="21.05" draw:end-angle="145.33">
            <text:p/>
          </draw:ellipse>
          <draw:line draw:style-name="gr7" draw:text-style-name="P1" draw:layer="layout" svg:x1="13.306cm" svg:y1="12.486cm" svg:x2="11.761cm" svg:y2="13.762cm">
            <text:p/>
          </draw:line>
          <draw:ellipse draw:style-name="gr8" draw:text-style-name="P1" draw:layer="layout" svg:width="0.638cm" svg:height="0.636cm" draw:transform="skewX (0.00314159265358984) rotate (0.324456707945746) translate (12.904cm 12.291cm)" draw:kind="arc" draw:start-angle="-158.93" draw:end-angle="-83.45">
            <text:p/>
          </draw:ellipse>
          <draw:ellipse draw:style-name="gr9" draw:text-style-name="P1" draw:layer="layout" svg:width="0.433cm" svg:height="0.435cm" draw:transform="skewX (-0.00453785605518526) rotate (0.319220720189763) translate (13.031cm 12.345cm)" draw:kind="arc" draw:start-angle="-229.5" draw:end-angle="-158.93">
            <text:p/>
          </draw:ellipse>
          <draw:circle draw:style-name="gr10" draw:text-style-name="P1" draw:layer="layout" svg:width="0.789cm" svg:height="0.789cm" draw:transform="skewX (-0.00261799387799149) rotate (0.320966049441757) translate (8.879cm 14.617cm)" draw:kind="arc" draw:start-angle="-214.4" draw:end-angle="-48.77">
            <text:p/>
          </draw:circle>
          <draw:ellipse draw:style-name="gr11" draw:text-style-name="P1" draw:layer="layout" svg:width="0.56cm" svg:height="0.558cm" draw:transform="skewX (0.00366519142918816) rotate (0.324805773796145) translate (7.136cm 14.155cm)" draw:kind="arc" draw:start-angle="-34.42" draw:end-angle="95.34">
            <text:p/>
          </draw:ellipse>
          <draw:frame draw:name="DescriptionOOoTep" draw:style-name="gr12" draw:text-style-name="P2" draw:layer="layout" svg:width="0.004cm" svg:height="0.004cm" draw:transform="rotate (0.463733982254893) translate (13.807cm 16.572cm)">
            <draw:text-box>
              <text:p/>
            </draw:text-box>
            <svg:desc>@options;

@figure;
  A = point( 0.02 , -0.43 );
  B = point( -1.87 , -1.09 );
  sBA = segment( B , A );
  C = point( -1.39 , 1.44 )  { (0.48,-0.48) };
  angleBAC = angle( B , A , C );
  sAC = segment( A , C );
  D = point( -2.11 , 0.83 )  { (-1.17,-0.11) };
  angleACD = angle( A , C , D );
  sCD = segment( C , D );
  sDB = segment( D , B );
  E = point( -1.13 , 2.98 );
  angleDCE = angle( D , C , E );
  sCE = segment( C , E );
  F = point( -2.59 , 3.99 )  { (0.19,-0.91) };
  angleCEF = angle( C , E , F );
  sEF = segment( E , F );
  G = point( -3.74 , 2.69 )  { (-0.37,-0.91) };
  angleBDG = angle( B , D , G );
  sDG = segment( D , G );
  sGF = segment( G , F );
  angleDGF = angle( D , G , F );
  H = point( 0.74 , 3.7 )  { (0.35,-0.77) };
  angleFEH = angle( F , E , H );
  sHE = segment( H , E );
  I = point( 0.04 , 4.52 )  { (0.29,-0.99) };
  sIH = segment( I , H );
  J = point( 0.92 , 2.13 );
  angleEHJ = angle( E , H , J );
  sHJ = segment( H , J );
  angleEHI = angle( E , H , I );
  K = point( -5.36 , 3.8 )  { (-0.45,0.11) };
  angleDGK = angle( D , G , K );
  sKG = segment( K , G );
  L = point( -5.49 , 5.19 )  { (-0.8,-0.45) };
  angleGKL = angle( G , K , L );
  sLK = segment( L , K );

</svg:desc>
          </draw:frame>
          <draw:frame draw:style-name="gr13" draw:text-style-name="P4" draw:layer="layout" svg:width="1.869cm" svg:height="0.833cm" draw:transform="rotate (-0.494102711239595) translate (9.81cm 15.046cm)">
            <draw:text-box>
              <text:p text:style-name="P3"><text:span text:style-name="T1">2,3 cm</text:span></text:p>
            </draw:text-box>
          </draw:frame>
          <draw:frame draw:style-name="gr14" draw:text-style-name="P4" draw:layer="layout" svg:width="1.488cm" svg:height="0.465cm" draw:transform="rotate (-1.15069557583986) translate (6.912cm 13.155cm)">
            <draw:text-box>
              <text:p text:style-name="P3"><text:span text:style-name="T1">1,4 cm</text:span></text:p>
            </draw:text-box>
          </draw:frame>
          <draw:frame draw:style-name="gr13" draw:text-style-name="P5" draw:layer="layout" svg:width="1.869cm" svg:height="0.833cm" svg:x="7.309cm" svg:y="13.592cm">
            <draw:text-box>
              <text:p text:style-name="P3"><text:span text:style-name="T2">130°</text:span></text:p>
            </draw:text-box>
          </draw:frame>
          <draw:frame draw:style-name="gr13" draw:text-style-name="P6" draw:layer="layout" svg:width="1.869cm" svg:height="0.833cm" svg:x="8.517cm" svg:y="15.25cm">
            <draw:text-box>
              <text:p text:style-name="P3"><text:span text:style-name="T3">165°</text:span></text:p>
            </draw:text-box>
          </draw:frame>
          <draw:frame draw:style-name="gr13" draw:text-style-name="P4" draw:layer="layout" svg:width="1.869cm" svg:height="0.833cm" draw:transform="rotate (-0.253945406165175) translate (7.399cm 14.247cm)">
            <draw:text-box>
              <text:p text:style-name="P3"><text:span text:style-name="T1">2,3 cm</text:span></text:p>
            </draw:text-box>
          </draw:frame>
          <draw:frame draw:style-name="gr13" draw:text-style-name="P4" draw:layer="layout" svg:width="1.867cm" svg:height="0.833cm" draw:transform="rotate (-0.275762021815104) translate (10.233cm 12.811cm)">
            <draw:text-box>
              <text:p text:style-name="P3"><text:span text:style-name="T1">1 cm</text:span></text:p>
            </draw:text-box>
          </draw:frame>
          <draw:frame draw:style-name="gr13" draw:text-style-name="P7" draw:layer="layout" svg:width="1.869cm" svg:height="0.833cm" svg:x="10.54cm" svg:y="13.947cm">
            <draw:text-box>
              <text:p text:style-name="P3"><text:span text:style-name="T4">125°</text:span></text:p>
            </draw:text-box>
          </draw:frame>
          <draw:frame draw:style-name="gr13" draw:text-style-name="P8" draw:layer="layout" svg:width="1.565cm" svg:height="0.833cm" svg:x="11.163cm" svg:y="12.841cm">
            <draw:text-box>
              <text:p text:style-name="P3"><text:span text:style-name="T5">127°</text:span></text:p>
            </draw:text-box>
          </draw:frame>
          <draw:frame draw:style-name="gr13" draw:text-style-name="P4" draw:layer="layout" svg:width="1.865cm" svg:height="0.833cm" draw:transform="rotate (0.670730031541421) translate (11.715cm 13.635cm)">
            <draw:text-box>
              <text:p text:style-name="P3"><text:span text:style-name="T1">2 cm</text:span></text:p>
            </draw:text-box>
          </draw:frame>
          <draw:frame draw:style-name="gr13" draw:text-style-name="P9" draw:layer="layout" svg:width="1.191cm" svg:height="0.833cm" svg:x="12.639cm" svg:y="12.733cm">
            <draw:text-box>
              <text:p text:style-name="P3"><text:span text:style-name="T6">75°</text:span></text:p>
            </draw:text-box>
          </draw:frame>
          <draw:frame draw:style-name="gr13" draw:text-style-name="P10" draw:layer="layout" svg:width="1.193cm" svg:height="0.833cm" svg:x="12.198cm" svg:y="12.21cm">
            <draw:text-box>
              <text:p text:style-name="P3"><text:span text:style-name="T7">70°</text:span></text:p>
            </draw:text-box>
          </draw:frame>
          <draw:frame draw:style-name="gr13" draw:text-style-name="P4" draw:layer="layout" svg:width="1.865cm" svg:height="0.833cm" draw:transform="rotate (-0.535990613287458) translate (12.454cm 11.389cm)">
            <draw:text-box>
              <text:p text:style-name="P3"><text:span text:style-name="T1">1 cm</text:span></text:p>
            </draw:text-box>
          </draw:frame>
          <draw:frame draw:style-name="gr15" draw:text-style-name="P4" draw:layer="layout" svg:width="1.424cm" svg:height="0.445cm" draw:transform="rotate (-1.11386912862278) translate (13.699cm 12.409cm)">
            <draw:text-box>
              <text:p text:style-name="P3"><text:span text:style-name="T1">1,5 cm</text:span></text:p>
            </draw:text-box>
          </draw:frame>
          <draw:frame draw:style-name="gr13" draw:text-style-name="P4" draw:layer="layout" svg:width="1.869cm" svg:height="0.833cm" draw:transform="rotate (-1.42104707697378) translate (12.345cm 13.67cm)">
            <draw:text-box>
              <text:p text:style-name="P3"><text:span text:style-name="T1">1,6 cm</text:span></text:p>
            </draw:text-box>
          </draw:frame>
          <draw:frame draw:style-name="gr13" draw:text-style-name="P11" draw:layer="layout" svg:width="1.867cm" svg:height="0.833cm" svg:x="10.609cm" svg:y="14.869cm">
            <draw:text-box>
              <text:p text:style-name="P3"><text:span text:style-name="T8">140°</text:span></text:p>
            </draw:text-box>
          </draw:frame>
          <draw:frame draw:style-name="gr13" draw:text-style-name="P12" draw:layer="layout" svg:width="1.869cm" svg:height="0.833cm" svg:x="10.484cm" svg:y="16.448cm">
            <draw:text-box>
              <text:p text:style-name="P3"><text:span text:style-name="T9">145°</text:span></text:p>
            </draw:text-box>
          </draw:frame>
          <draw:frame draw:style-name="gr13" draw:text-style-name="P4" draw:layer="layout" svg:width="1.867cm" svg:height="0.833cm" draw:transform="rotate (-0.566533875197359) translate (12.595cm 15.06cm)">
            <draw:text-box>
              <text:p text:style-name="P3"><text:span text:style-name="T1">2,1 cm</text:span></text:p>
            </draw:text-box>
          </draw:frame>
          <draw:frame draw:style-name="gr13" draw:text-style-name="P4" draw:layer="layout" svg:width="1.869cm" svg:height="0.833cm" draw:transform="rotate (0.665668576710637) translate (12.546cm 17.633cm)">
            <draw:text-box>
              <text:p text:style-name="P3"><text:span text:style-name="T1">2 cm</text:span></text:p>
            </draw:text-box>
          </draw:frame>
          <draw:frame draw:style-name="gr13" draw:text-style-name="P13" draw:layer="layout" svg:width="1.869cm" svg:height="0.833cm" svg:x="12.574cm" svg:y="16.528cm">
            <draw:text-box>
              <text:p text:style-name="P3"><text:span text:style-name="T10">72°</text:span></text:p>
            </draw:text-box>
          </draw:frame>
          <draw:frame draw:style-name="gr13" draw:text-style-name="P14" draw:layer="layout" svg:width="1.257cm" svg:height="0.833cm" svg:x="11.595cm" svg:y="15.504cm">
            <draw:text-box>
              <text:p text:style-name="P3"><text:span text:style-name="T11">72°</text:span></text:p>
            </draw:text-box>
          </draw:frame>
          <draw:frame draw:style-name="gr13" draw:text-style-name="P4" draw:layer="layout" svg:width="1.87cm" svg:height="0.833cm" draw:transform="rotate (0.420973415581032) translate (11.604cm 16.466cm)">
            <draw:text-box>
              <text:p text:style-name="P3"><text:span text:style-name="T1">0,7 cm</text:span></text:p>
            </draw:text-box>
          </draw:frame>
          <draw:line draw:style-name="gr16" draw:text-style-name="P1" draw:layer="layout" svg:x1="12.172cm" svg:y1="16.378cm" svg:x2="11.615cm" svg:y2="15.942cm">
            <text:p/>
          </draw:line>
          <draw:path draw:style-name="gr17" draw:text-style-name="P15" draw:layer="layout" svg:width="0.577cm" svg:height="1.322cm" svg:x="6.906cm" svg:y="13.035cm" svg:viewBox="0 0 578 1323" svg:d="M0 0c12 131 70 254 145 361 74 105 111 233 144 360s83 255 168 361l84 121 25 120 12-24">
            <text:p/>
          </draw:path>
          <draw:path draw:style-name="gr17" draw:text-style-name="P15" draw:layer="layout" svg:width="0.769cm" svg:height="1.794cm" draw:transform="rotate (0.880693140556338) translate (7.49663888888935cm 14.3281250000001cm)" svg:viewBox="0 0 770 1795" svg:d="M0 0c12 131 70 254 145 361 74 105 111 233 144 360s83 255 168 361l116 276 126 200 71 237">
            <text:p/>
          </draw:path>
          <draw:path draw:style-name="gr17" draw:text-style-name="P15" draw:layer="layout" svg:width="0.686cm" svg:height="1.596cm" draw:transform="rotate (-0.798313599862207) translate (10.0516388888887cm 13.2781250000001cm)" svg:viewBox="0 0 687 1597" svg:d="M0 0c12 130 137 409 212 516 74 106 155 352 188 479s83 255 167 361l84 121 25 120 11-24">
            <text:p/>
          </draw:path>
          <draw:path draw:style-name="gr17" draw:text-style-name="P15" draw:layer="layout" svg:width="0.692cm" svg:height="1.602cm" draw:transform="rotate (-2.24431888513951) translate (11.7526388888888cm 13.7571250000001cm)" svg:viewBox="0 0 693 1603" svg:d="M0 0c12 131 111 368 186 475 73 105 183 399 216 526s83 254 168 361l85 121 26 120 12-25">
            <text:p/>
          </draw:path>
          <draw:path draw:style-name="gr17" draw:text-style-name="P15" draw:layer="layout" svg:width="0.691cm" svg:height="1.6cm" draw:transform="skewX (-0.00226892802759263) rotate (-3.12693188787304) translate (14.0043166162316cm 14.0665956727819cm)" svg:viewBox="0 0 692 1601" svg:d="M0 0c12 131 111 367 186 474 73 105 183 398 216 525s83 255 168 360l84 122 26 120 12-25">
            <text:p/>
          </draw:path>
          <draw:path draw:style-name="gr17" draw:text-style-name="P15" draw:layer="layout" svg:width="0.576cm" svg:height="1.321cm" draw:transform="skewX (-0.00209439510239332) rotate (0.547160720500222) translate (12.1068186195667cm 11.6951833819196cm)" svg:viewBox="0 0 577 1322" svg:d="M0 0c12 131 70 254 145 361 74 105 110 233 143 360s83 254 168 360l84 121 25 120 12-24">
            <text:p/>
          </draw:path>
          <draw:path draw:style-name="gr17" draw:text-style-name="P15" draw:layer="layout" svg:width="0.973cm" svg:height="2.223cm" draw:transform="skewX (-0.00139626340159556) rotate (0.629016662418756) translate (9.40863888888857cm 14.8821250000001cm)" svg:viewBox="0 0 974 2224" svg:d="M0 0c12 132 69 255 145 362 74 104 109 233 143 360s83 254 168 361l169 284 177 531 172 326">
            <text:p/>
          </draw:path>
          <draw:path draw:style-name="gr17" draw:text-style-name="P15" draw:layer="layout" svg:width="0.649cm" svg:height="1.423cm" draw:transform="skewX (0.00122173047639603) rotate (2.87176475123147) translate (11.9996388888887cm 15.3021249999998cm)" svg:viewBox="0 0 650 1424" svg:d="M0 0c12 132 69 189 143 296 74 105 184 398 218 525s83 255 168 361l84 121 25 121 12-25">
            <text:p/>
          </draw:path>
          <draw:path draw:style-name="gr17" draw:text-style-name="P15" draw:layer="layout" svg:width="0.504cm" svg:height="0.798cm" svg:x="11.501cm" svg:y="15.291cm" svg:viewBox="0 0 505 799" svg:d="M505 0c-26 72-125 124-144 198-16 64-29 138-78 180-66 57-71 134-139 175-64 38-92 107-108 174l-24 60-12 12">
            <text:p/>
          </draw:path>
          <draw:path draw:style-name="gr17" draw:text-style-name="P15" draw:layer="layout" svg:width="0.843cm" svg:height="1.772cm" draw:transform="skewX (-0.0010471975511966) rotate (-3.13740386338501) translate (12.3506388888889cm 17.8531249999998cm)" svg:viewBox="0 0 844 1773" svg:d="M0 0c83 294 264 539 339 646 73 105 183 398 215 525s84 255 169 361l84 120 25 121 12-25">
            <text:p/>
          </draw:path>
          <draw:path draw:style-name="gr17" draw:text-style-name="P15" draw:layer="layout" svg:width="0.937cm" svg:height="2.124cm" draw:transform="rotate (-2.60368217812514) translate (13.9116388888889cm 16.6351249999999cm)" svg:viewBox="0 0 938 2125" svg:d="M0 0c151 356 154 351 205 654 73 105 410 742 443 868s84 256 168 363l85 120 24 120 13-24">
            <text:p/>
          </draw:path>
          <draw:path draw:style-name="gr17" draw:text-style-name="P15" draw:layer="layout" svg:width="1.025cm" svg:height="1.664cm" draw:transform="skewX (0.0013962634015954) rotate (-0.357094364958041) translate (12.938599243698cm 16.2755715633211cm)" svg:viewBox="0 0 1026 1665" svg:d="M1026 0c-26 72-245 393-341 563-123 99-135 361-184 403-66 58-43 125-177 279-203 108-272 281-289 348l-23 60-12 12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Extrémité_20_de_20_ligne_20_1" draw:display-name="Extrémité de ligne 1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31:37.990634129</meta:creation-date>
    <dc:date>2018-02-09T16:31:53.263357080</dc:date>
    <meta:editing-duration>PT15S</meta:editing-duration>
    <meta:editing-cycles>1</meta:editing-cycles>
    <meta:document-statistic meta:object-count="47"/>
    <meta:generator>LibreOffice/6.0.0.3$MacOSX_X86_64 LibreOffice_project/64a0f66915f38c6217de274f0aa8e15618924765</meta:generator>
  </office:meta>
</office:document-meta>
</file>